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7.504cm"/>
    </style:style>
    <style:style style:name="co3" style:family="table-column">
      <style:table-column-properties fo:break-before="auto" style:column-width="3.752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2.856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2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59" table:default-cell-style-name="Default"/>
        <table:table-row table:style-name="ro1">
          <table:table-cell office:value-type="string" calcext:value-type="string">
            <text:p>SKU</text:p>
          </table:table-cell>
          <table:table-cell office:value-type="string" calcext:value-type="string">
            <text:p>DESCRITOR</text:p>
          </table:table-cell>
          <table:table-cell office:value-type="string" calcext:value-type="string">
            <text:p>EMBALAGEM</text:p>
          </table:table-cell>
          <table:table-cell office:value-type="string" calcext:value-type="string">
            <text:p>PREÇO</text:p>
          </table:table-cell>
          <table:table-cell table:number-columns-repeated="60"/>
        </table:table-row>
        <table:table-row table:style-name="ro1">
          <table:table-cell office:value-type="float" office:value="1040107" calcext:value-type="float">
            <text:p>1040107</text:p>
          </table:table-cell>
          <table:table-cell office:value-type="string" calcext:value-type="string">
            <text:p>Light - 350 ml - Melânci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4.555" calcext:value-type="float">
            <text:p>4,5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37797" calcext:value-type="float">
            <text:p>1037797</text:p>
          </table:table-cell>
          <table:table-cell office:value-type="string" calcext:value-type="string">
            <text:p>Clean - 2 Litros - Laranj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6.008" calcext:value-type="float">
            <text:p>16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0889" calcext:value-type="float">
            <text:p>1000889</text:p>
          </table:table-cell>
          <table:table-cell office:value-type="string" calcext:value-type="string">
            <text:p>Sabor da Montanha - 700 ml - Uv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6.309" calcext:value-type="float">
            <text:p>6,3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4327" calcext:value-type="float">
            <text:p>1004327</text:p>
          </table:table-cell>
          <table:table-cell office:value-type="string" calcext:value-type="string">
            <text:p>Videira do Campo - 1,5 Litros - Melânci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9.51" calcext:value-type="float">
            <text:p>19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88126" calcext:value-type="float">
            <text:p>1088126</text:p>
          </table:table-cell>
          <table:table-cell office:value-type="string" calcext:value-type="string">
            <text:p>Linha Citros - 1 Litro - Limão</text:p>
          </table:table-cell>
          <table:table-cell office:value-type="string" calcext:value-type="string">
            <text:p>PET</text:p>
          </table:table-cell>
          <table:table-cell table:style-name="ce1" office:value-type="float" office:value="7.004" calcext:value-type="float">
            <text:p>7,0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544931" calcext:value-type="float">
            <text:p>544931</text:p>
          </table:table-cell>
          <table:table-cell office:value-type="string" calcext:value-type="string">
            <text:p>Frescor do Verão - 350 ml - Limão</text:p>
          </table:table-cell>
          <table:table-cell office:value-type="string" calcext:value-type="string">
            <text:p>Lata</text:p>
          </table:table-cell>
          <table:table-cell table:style-name="ce1" office:value-type="float" office:value="2.4595" calcext:value-type="float">
            <text:p>2,4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78680" calcext:value-type="float">
            <text:p>1078680</text:p>
          </table:table-cell>
          <table:table-cell office:value-type="string" calcext:value-type="string">
            <text:p>Frescor do Verão - 470 ml - Mang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5.1795" calcext:value-type="float">
            <text:p>5,18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42712" calcext:value-type="float">
            <text:p>1042712</text:p>
          </table:table-cell>
          <table:table-cell office:value-type="string" calcext:value-type="string">
            <text:p>Linha Citros - 700 ml - 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4.904" calcext:value-type="float">
            <text:p>4,9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88975" calcext:value-type="float">
            <text:p>788975</text:p>
          </table:table-cell>
          <table:table-cell office:value-type="string" calcext:value-type="string">
            <text:p>Pedaços de Frutas - 1,5 Litros - Maç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8.011" calcext:value-type="float">
            <text:p>18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2767" calcext:value-type="float">
            <text:p>1002767</text:p>
          </table:table-cell>
          <table:table-cell office:value-type="string" calcext:value-type="string">
            <text:p>Videira do Campo - 700 ml - Cereja/Maç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8.41" calcext:value-type="float">
            <text:p>8,4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31776" calcext:value-type="float">
            <text:p>231776</text:p>
          </table:table-cell>
          <table:table-cell office:value-type="string" calcext:value-type="string">
            <text:p>Festival de Sabores - 700 ml - Açai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13.312" calcext:value-type="float">
            <text:p>13,3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479745" calcext:value-type="float">
            <text:p>479745</text:p>
          </table:table-cell>
          <table:table-cell office:value-type="string" calcext:value-type="string">
            <text:p>Clean - 470 ml - Laranj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3.768" calcext:value-type="float">
            <text:p>3,77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51518" calcext:value-type="float">
            <text:p>1051518</text:p>
          </table:table-cell>
          <table:table-cell office:value-type="string" calcext:value-type="string">
            <text:p>Frescor do Verão - 470 ml - 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3.2995" calcext:value-type="float">
            <text:p>3,3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101035" calcext:value-type="float">
            <text:p>1101035</text:p>
          </table:table-cell>
          <table:table-cell office:value-type="string" calcext:value-type="string">
            <text:p>Linha Refrescante - 1 Litro - Morango/Limão</text:p>
          </table:table-cell>
          <table:table-cell office:value-type="string" calcext:value-type="string">
            <text:p>PET</text:p>
          </table:table-cell>
          <table:table-cell table:style-name="ce1" office:value-type="float" office:value="9.0105" calcext:value-type="float">
            <text:p>9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29900" calcext:value-type="float">
            <text:p>229900</text:p>
          </table:table-cell>
          <table:table-cell office:value-type="string" calcext:value-type="string">
            <text:p>Pedaços de Frutas - 350 ml - Maç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4.211" calcext:value-type="float">
            <text:p>4,2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86543" calcext:value-type="float">
            <text:p>1086543</text:p>
          </table:table-cell>
          <table:table-cell office:value-type="string" calcext:value-type="string">
            <text:p>Linha Refrescante - 1 Litro - Mang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1.0105" calcext:value-type="float">
            <text:p>11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695594" calcext:value-type="float">
            <text:p>695594</text:p>
          </table:table-cell>
          <table:table-cell office:value-type="string" calcext:value-type="string">
            <text:p>Festival de Sabores - 1,5 Litros - Açai</text:p>
          </table:table-cell>
          <table:table-cell office:value-type="string" calcext:value-type="string">
            <text:p>PET</text:p>
          </table:table-cell>
          <table:table-cell table:style-name="ce1" office:value-type="float" office:value="28.512" calcext:value-type="float">
            <text:p>28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838819" calcext:value-type="float">
            <text:p>838819</text:p>
          </table:table-cell>
          <table:table-cell office:value-type="string" calcext:value-type="string">
            <text:p>Clean - 1,5 Litros - Laranj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2.008" calcext:value-type="float">
            <text:p>12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326779" calcext:value-type="float">
            <text:p>326779</text:p>
          </table:table-cell>
          <table:table-cell office:value-type="string" calcext:value-type="string">
            <text:p>Linha Refrescante - 1,5 Litros - Mang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6.5105" calcext:value-type="float">
            <text:p>16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520380" calcext:value-type="float">
            <text:p>520380</text:p>
          </table:table-cell>
          <table:table-cell office:value-type="string" calcext:value-type="string">
            <text:p>Pedaços de Frutas - 1 Litro - Maç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2.011" calcext:value-type="float">
            <text:p>12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41119" calcext:value-type="float">
            <text:p>1041119</text:p>
          </table:table-cell>
          <table:table-cell office:value-type="string" calcext:value-type="string">
            <text:p>Linha Citros - 700 ml - Lima/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4.904" calcext:value-type="float">
            <text:p>4,9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43083" calcext:value-type="float">
            <text:p>243083</text:p>
          </table:table-cell>
          <table:table-cell office:value-type="string" calcext:value-type="string">
            <text:p>Festival de Sabores - 1,5 Litros - Maracujá</text:p>
          </table:table-cell>
          <table:table-cell office:value-type="string" calcext:value-type="string">
            <text:p>PET</text:p>
          </table:table-cell>
          <table:table-cell table:style-name="ce1" office:value-type="float" office:value="10.512" calcext:value-type="float">
            <text:p>10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394479" calcext:value-type="float">
            <text:p>394479</text:p>
          </table:table-cell>
          <table:table-cell office:value-type="string" calcext:value-type="string">
            <text:p>Sabor da Montanha - 700 ml - Cerej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8.409" calcext:value-type="float">
            <text:p>8,4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46596" calcext:value-type="float">
            <text:p>746596</text:p>
          </table:table-cell>
          <table:table-cell office:value-type="string" calcext:value-type="string">
            <text:p>Light - 1,5 Litros - Melância</text:p>
          </table:table-cell>
          <table:table-cell office:value-type="string" calcext:value-type="string">
            <text:p>PET</text:p>
          </table:table-cell>
          <table:table-cell table:style-name="ce1" office:value-type="float" office:value="19.505" calcext:value-type="float">
            <text:p>19,5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73912" calcext:value-type="float">
            <text:p>773912</text:p>
          </table:table-cell>
          <table:table-cell office:value-type="string" calcext:value-type="string">
            <text:p>Clean - 1 Litro - Laranja</text:p>
          </table:table-cell>
          <table:table-cell office:value-type="string" calcext:value-type="string">
            <text:p>PET</text:p>
          </table:table-cell>
          <table:table-cell table:style-name="ce1" office:value-type="float" office:value="8.008" calcext:value-type="float">
            <text:p>8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826490" calcext:value-type="float">
            <text:p>826490</text:p>
          </table:table-cell>
          <table:table-cell office:value-type="string" calcext:value-type="string">
            <text:p>Linha Refrescante - 700 ml - Morango/Limã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6.3105" calcext:value-type="float">
            <text:p>6,3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23457" calcext:value-type="float">
            <text:p>723457</text:p>
          </table:table-cell>
          <table:table-cell office:value-type="string" calcext:value-type="string">
            <text:p>Festival de Sabores - 700 ml - Maracujá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4.912" calcext:value-type="float">
            <text:p>4,9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812829" calcext:value-type="float">
            <text:p>812829</text:p>
          </table:table-cell>
          <table:table-cell office:value-type="string" calcext:value-type="string">
            <text:p>Clean - 350 ml - Laranj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2.808" calcext:value-type="float">
            <text:p>2,8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90478" calcext:value-type="float">
            <text:p>290478</text:p>
          </table:table-cell>
          <table:table-cell office:value-type="string" calcext:value-type="string">
            <text:p>Videira do Campo - 350 ml - Melânci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4.56" calcext:value-type="float">
            <text:p>4,5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783663" calcext:value-type="float">
            <text:p>783663</text:p>
          </table:table-cell>
          <table:table-cell office:value-type="string" calcext:value-type="string">
            <text:p>Sabor da Montanha - 700 ml - Morango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7.709" calcext:value-type="float">
            <text:p>7,7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235653" calcext:value-type="float">
            <text:p>235653</text:p>
          </table:table-cell>
          <table:table-cell office:value-type="string" calcext:value-type="string">
            <text:p>Frescor do Verão - 350 ml - Manga</text:p>
          </table:table-cell>
          <table:table-cell office:value-type="string" calcext:value-type="string">
            <text:p>Lata</text:p>
          </table:table-cell>
          <table:table-cell table:style-name="ce1" office:value-type="float" office:value="3.8595" calcext:value-type="float">
            <text:p>3,86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02334" calcext:value-type="float">
            <text:p>1002334</text:p>
          </table:table-cell>
          <table:table-cell office:value-type="string" calcext:value-type="string">
            <text:p>Linha Citros - 1 Litro - Lima/Limão</text:p>
          </table:table-cell>
          <table:table-cell office:value-type="string" calcext:value-type="string">
            <text:p>PET</text:p>
          </table:table-cell>
          <table:table-cell table:style-name="ce1" office:value-type="float" office:value="7.004" calcext:value-type="float">
            <text:p>7,00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13793" calcext:value-type="float">
            <text:p>1013793</text:p>
          </table:table-cell>
          <table:table-cell office:value-type="string" calcext:value-type="string">
            <text:p>Videira do Campo - 2 Litros - Cereja/Maça</text:p>
          </table:table-cell>
          <table:table-cell office:value-type="string" calcext:value-type="string">
            <text:p>PET</text:p>
          </table:table-cell>
          <table:table-cell table:style-name="ce1" office:value-type="float" office:value="24.01" calcext:value-type="float">
            <text:p>24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96818" calcext:value-type="float">
            <text:p>1096818</text:p>
          </table:table-cell>
          <table:table-cell office:value-type="string" calcext:value-type="string">
            <text:p>Linha Refrescante - 700 ml - Manga</text:p>
          </table:table-cell>
          <table:table-cell office:value-type="string" calcext:value-type="string">
            <text:p>Garrafa</text:p>
          </table:table-cell>
          <table:table-cell table:style-name="ce1" office:value-type="float" office:value="7.7105" calcext:value-type="float">
            <text:p>7,7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1">
          <table:table-cell office:value-type="float" office:value="1022450" calcext:value-type="float">
            <text:p>1022450</text:p>
          </table:table-cell>
          <table:table-cell office:value-type="string" calcext:value-type="string">
            <text:p>Festival de Sabores - 2 Litros - Açai</text:p>
          </table:table-cell>
          <table:table-cell office:value-type="string" calcext:value-type="string">
            <text:p>PET</text:p>
          </table:table-cell>
          <table:table-cell table:style-name="ce1" office:value-type="float" office:value="38.012" calcext:value-type="float">
            <text:p>38,01</text:p>
          </table:table-cell>
          <table:table-cell table:number-columns-repeated="4"/>
          <table:table-cell table:style-name="ce1" table:number-columns-repeated="2"/>
          <table:table-cell table:number-columns-repeated="54"/>
        </table:table-row>
        <table:table-row table:style-name="ro2" table:number-rows-repeated="1048539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Victorino Vila</meta:initial-creator>
    <meta:creation-date>2018-01-03T22:02:07</meta:creation-date>
    <dc:date>2021-12-29T16:59:18.336000000</dc:date>
    <meta:generator>LibreOffice/7.1.4.2$Windows_X86_64 LibreOffice_project/a529a4fab45b75fefc5b6226684193eb000654f6</meta:generator>
    <meta:editing-duration>PT3M49S</meta:editing-duration>
    <meta:editing-cycles>1</meta:editing-cycles>
    <meta:document-statistic meta:table-count="1" meta:cell-count="144" meta:object-count="0"/>
    <meta:user-defined meta:name="AppVersion">16.0300</meta:user-defined>
  </office:meta>
</office:document-meta>
</file>